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011in"/>
    </style:style>
    <style:style style:name="co9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0055in" svg:y="2.4547in">
            <draw:object draw:notify-on-update-of-ranges="Sheet1.K2:Sheet1.K8 Sheet1.J1:Sheet1.J1 Sheet1.H2:Sheet1.H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oard to close side of shaft</text:p>
          </table:table-cell>
          <table:table-cell table:formula="of:=31+3/16" office:value-type="float" office:value="31.1875" calcext:value-type="float">
            <text:p>31.1875</text:p>
          </table:table-cell>
          <table:table-cell/>
          <table:table-cell office:value-type="string" calcext:value-type="string">
            <text:p>Load (lb mass)</text:p>
          </table:table-cell>
          <table:table-cell office:value-type="string" calcext:value-type="string">
            <text:p>Base to laser</text:p>
          </table:table-cell>
          <table:table-cell office:value-type="string" calcext:value-type="string">
            <text:p>Center of shaft to laser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Deflection Angle</text:p>
          </table:table-cell>
          <table:table-cell office:value-type="string" calcext:value-type="string">
            <text:p>Load (lb force)</text:p>
          </table:table-cell>
          <table:table-cell office:value-type="string" calcext:value-type="string">
            <text:p>Torque (in*lbf)</text:p>
          </table:table-cell>
          <table:table-cell office:value-type="string" calcext:value-type="string">
            <text:p>Torque (Nm)</text:p>
          </table:table-cell>
        </table:table-row>
        <table:table-row table:style-name="ro1">
          <table:table-cell office:value-type="string" calcext:value-type="string">
            <text:p>Shaft diameter</text:p>
          </table:table-cell>
          <table:table-cell table:formula="of:=1/2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table:formula="of:=10+5/32" office:value-type="float" office:value="10.15625" calcext:value-type="float">
            <text:p>10.15625</text:p>
          </table:table-cell>
          <table:table-cell table:formula="of:=[.E2]-[.$B$4]" office:value-type="float" office:value="9.08025" calcext:value-type="float">
            <text:p>9.08025</text:p>
          </table:table-cell>
          <table:table-cell table:formula="of:=DEGREES(ATAN([.F2]/[.$B$5]))" office:value-type="float" office:value="16.1105678934688" calcext:value-type="float">
            <text:p>16.1105678934688</text:p>
          </table:table-cell>
          <table:table-cell table:formula="of:=[.$G$2]-[.G2]" office:value-type="float" office:value="0" calcext:value-type="float">
            <text:p>0</text:p>
          </table:table-cell>
          <table:table-cell table:formula="of:=[.D2]*32.174" office:value-type="float" office:value="0" calcext:value-type="float">
            <text:p>0</text:p>
          </table:table-cell>
          <table:table-cell table:formula="of:=[.I2]*[.$B$11]" office:value-type="float" office:value="0" calcext:value-type="float">
            <text:p>0</text:p>
          </table:table-cell>
          <table:table-cell table:formula="of:=0.11298482933333*[.J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 to top of shaft</text:p>
          </table:table-cell>
          <table:table-cell office:value-type="float" office:value="1.326" calcext:value-type="float">
            <text:p>1.326</text:p>
          </table:table-cell>
          <table:table-cell/>
          <table:table-cell office:value-type="float" office:value="5" calcext:value-type="float">
            <text:p>5</text:p>
          </table:table-cell>
          <table:table-cell table:formula="of:=9+21/32" office:value-type="float" office:value="9.65625" calcext:value-type="float">
            <text:p>9.65625</text:p>
          </table:table-cell>
          <table:table-cell table:formula="of:=[.E3]-[.$B$4]" office:value-type="float" office:value="8.58025" calcext:value-type="float">
            <text:p>8.58025</text:p>
          </table:table-cell>
          <table:table-cell table:formula="of:=DEGREES(ATAN([.F3]/[.$B$5]))" office:value-type="float" office:value="15.2659516818107" calcext:value-type="float">
            <text:p>15.2659516818107</text:p>
          </table:table-cell>
          <table:table-cell table:formula="of:=[.$G$2]-[.G3]" office:value-type="float" office:value="0.844616211658098" calcext:value-type="float">
            <text:p>0.844616211658098</text:p>
          </table:table-cell>
          <table:table-cell table:formula="of:=[.D3]*32.174" office:value-type="float" office:value="160.87" calcext:value-type="float">
            <text:p>160.87</text:p>
          </table:table-cell>
          <table:table-cell table:formula="of:=[.I3]*[.$B$11]" office:value-type="float" office:value="1996.2760475" calcext:value-type="float">
            <text:p>1996.2760475</text:p>
          </table:table-cell>
          <table:table-cell table:formula="of:=0.11298482933333*[.J3]" office:value-type="float" office:value="225.548908529002" calcext:value-type="float">
            <text:p>225.548908529002</text:p>
          </table:table-cell>
        </table:table-row>
        <table:table-row table:style-name="ro1">
          <table:table-cell office:value-type="string" calcext:value-type="string">
            <text:p>Base to center of shaft</text:p>
          </table:table-cell>
          <table:table-cell table:formula="of:=[.B3]-[.B2]/2" office:value-type="float" office:value="1.076" calcext:value-type="float">
            <text:p>1.07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9+4/32" office:value-type="float" office:value="9.125" calcext:value-type="float">
            <text:p>9.125</text:p>
          </table:table-cell>
          <table:table-cell table:formula="of:=[.E4]-[.$B$4]" office:value-type="float" office:value="8.049" calcext:value-type="float">
            <text:p>8.049</text:p>
          </table:table-cell>
          <table:table-cell table:formula="of:=DEGREES(ATAN([.F4]/[.$B$5]))" office:value-type="float" office:value="14.3610469658888" calcext:value-type="float">
            <text:p>14.3610469658888</text:p>
          </table:table-cell>
          <table:table-cell table:formula="of:=[.$G$2]-[.G4]" office:value-type="float" office:value="1.74952092757997" calcext:value-type="float">
            <text:p>1.74952092757997</text:p>
          </table:table-cell>
          <table:table-cell table:formula="of:=[.D4]*32.174" office:value-type="float" office:value="321.74" calcext:value-type="float">
            <text:p>321.74</text:p>
          </table:table-cell>
          <table:table-cell table:formula="of:=[.I4]*[.$B$11]" office:value-type="float" office:value="3992.552095" calcext:value-type="float">
            <text:p>3992.552095</text:p>
          </table:table-cell>
          <table:table-cell table:formula="of:=0.11298482933333*[.J4]" office:value-type="float" office:value="451.097817058004" calcext:value-type="float">
            <text:p>451.097817058004</text:p>
          </table:table-cell>
        </table:table-row>
        <table:table-row table:style-name="ro1">
          <table:table-cell office:value-type="string" calcext:value-type="string">
            <text:p>Center of shaft to board</text:p>
          </table:table-cell>
          <table:table-cell table:formula="of:=[.B1]+[.B2]/2" office:value-type="float" office:value="31.4375" calcext:value-type="float">
            <text:p>31.437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8+17/32" office:value-type="float" office:value="8.53125" calcext:value-type="float">
            <text:p>8.53125</text:p>
          </table:table-cell>
          <table:table-cell table:formula="of:=[.E5]-[.$B$4]" office:value-type="float" office:value="7.45525" calcext:value-type="float">
            <text:p>7.45525</text:p>
          </table:table-cell>
          <table:table-cell table:formula="of:=DEGREES(ATAN([.F5]/[.$B$5]))" office:value-type="float" office:value="13.340969960356" calcext:value-type="float">
            <text:p>13.340969960356</text:p>
          </table:table-cell>
          <table:table-cell table:formula="of:=[.$G$2]-[.G5]" office:value-type="float" office:value="2.76959793311279" calcext:value-type="float">
            <text:p>2.76959793311279</text:p>
          </table:table-cell>
          <table:table-cell table:formula="of:=[.D5]*32.174" office:value-type="float" office:value="482.61" calcext:value-type="float">
            <text:p>482.61</text:p>
          </table:table-cell>
          <table:table-cell table:formula="of:=[.I5]*[.$B$11]" office:value-type="float" office:value="5988.8281425" calcext:value-type="float">
            <text:p>5988.8281425</text:p>
          </table:table-cell>
          <table:table-cell table:formula="of:=0.11298482933333*[.J5]" office:value-type="float" office:value="676.646725587006" calcext:value-type="float">
            <text:p>676.646725587006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7+23/32" office:value-type="float" office:value="7.71875" calcext:value-type="float">
            <text:p>7.71875</text:p>
          </table:table-cell>
          <table:table-cell table:formula="of:=[.E6]-[.$B$4]" office:value-type="float" office:value="6.64275" calcext:value-type="float">
            <text:p>6.64275</text:p>
          </table:table-cell>
          <table:table-cell table:formula="of:=DEGREES(ATAN([.F6]/[.$B$5]))" office:value-type="float" office:value="11.9311098262732" calcext:value-type="float">
            <text:p>11.9311098262732</text:p>
          </table:table-cell>
          <table:table-cell table:formula="of:=[.$G$2]-[.G6]" office:value-type="float" office:value="4.17945806719563" calcext:value-type="float">
            <text:p>4.17945806719563</text:p>
          </table:table-cell>
          <table:table-cell table:formula="of:=[.D6]*32.174" office:value-type="float" office:value="643.48" calcext:value-type="float">
            <text:p>643.48</text:p>
          </table:table-cell>
          <table:table-cell table:formula="of:=[.I6]*[.$B$11]" office:value-type="float" office:value="7985.10419" calcext:value-type="float">
            <text:p>7985.10419</text:p>
          </table:table-cell>
          <table:table-cell table:formula="of:=0.11298482933333*[.J6]" office:value-type="float" office:value="902.195634116008" calcext:value-type="float">
            <text:p>902.195634116008</text:p>
          </table:table-cell>
        </table:table-row>
        <table:table-row table:style-name="ro1">
          <table:table-cell office:value-type="string" calcext:value-type="string">
            <text:p>Outside of line to collar</text:p>
          </table:table-cell>
          <table:table-cell table:formula="of:=11+11/32" office:value-type="float" office:value="11.34375" calcext:value-type="float">
            <text:p>11.3437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7+1/32" office:value-type="float" office:value="7.03125" calcext:value-type="float">
            <text:p>7.03125</text:p>
          </table:table-cell>
          <table:table-cell table:formula="of:=[.E7]-[.$B$4]" office:value-type="float" office:value="5.95525" calcext:value-type="float">
            <text:p>5.95525</text:p>
          </table:table-cell>
          <table:table-cell table:formula="of:=DEGREES(ATAN([.F7]/[.$B$5]))" office:value-type="float" office:value="10.7265211725013" calcext:value-type="float">
            <text:p>10.7265211725013</text:p>
          </table:table-cell>
          <table:table-cell table:formula="of:=[.$G$2]-[.G7]" office:value-type="float" office:value="5.38404672096749" calcext:value-type="float">
            <text:p>5.38404672096749</text:p>
          </table:table-cell>
          <table:table-cell table:formula="of:=[.D7]*32.174" office:value-type="float" office:value="804.35" calcext:value-type="float">
            <text:p>804.35</text:p>
          </table:table-cell>
          <table:table-cell table:formula="of:=[.I7]*[.$B$11]" office:value-type="float" office:value="9981.3802375" calcext:value-type="float">
            <text:p>9981.3802375</text:p>
          </table:table-cell>
          <table:table-cell table:formula="of:=0.11298482933333*[.J7]" office:value-type="float" office:value="1127.74454264501" calcext:value-type="float">
            <text:p>1127.74454264501</text:p>
          </table:table-cell>
        </table:table-row>
        <table:table-row table:style-name="ro1">
          <table:table-cell office:value-type="string" calcext:value-type="string">
            <text:p>Collar diameter</text:p>
          </table:table-cell>
          <table:table-cell office:value-type="float" office:value="2.248" calcext:value-type="float">
            <text:p>2.24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6+10/32" office:value-type="float" office:value="6.3125" calcext:value-type="float">
            <text:p>6.3125</text:p>
          </table:table-cell>
          <table:table-cell table:formula="of:=[.E8]-[.$B$4]" office:value-type="float" office:value="5.2365" calcext:value-type="float">
            <text:p>5.2365</text:p>
          </table:table-cell>
          <table:table-cell table:formula="of:=DEGREES(ATAN([.F8]/[.$B$5]))" office:value-type="float" office:value="9.45685453178369" calcext:value-type="float">
            <text:p>9.45685453178369</text:p>
          </table:table-cell>
          <table:table-cell table:formula="of:=[.$G$2]-[.G8]" office:value-type="float" office:value="6.65371336168512" calcext:value-type="float">
            <text:p>6.65371336168512</text:p>
          </table:table-cell>
          <table:table-cell table:formula="of:=[.D8]*32.174" office:value-type="float" office:value="965.22" calcext:value-type="float">
            <text:p>965.22</text:p>
          </table:table-cell>
          <table:table-cell table:formula="of:=[.I8]*[.$B$11]" office:value-type="float" office:value="11977.656285" calcext:value-type="float">
            <text:p>11977.656285</text:p>
          </table:table-cell>
          <table:table-cell table:formula="of:=0.11298482933333*[.J8]" office:value-type="float" office:value="1353.29345117401" calcext:value-type="float">
            <text:p>1353.29345117401</text:p>
          </table:table-cell>
        </table:table-row>
        <table:table-row table:style-name="ro1">
          <table:table-cell office:value-type="string" calcext:value-type="string">
            <text:p>Line Diameter</text:p>
          </table:table-cell>
          <table:table-cell office:value-type="float" office:value="0.117" calcext:value-type="float">
            <text:p>0.11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rque arm distance</text:p>
          </table:table-cell>
          <table:table-cell table:formula="of:=[.B7]-[.B9]/2+[.B8]/2" office:value-type="float" office:value="12.40925" calcext:value-type="float">
            <text:p>12.4092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6:39:11.426334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5:52:56.848653249</meta:creation-date>
    <dc:date>2021-04-21T18:27:01.277212604</dc:date>
    <meta:editing-duration>PT1H51M35S</meta:editing-duration>
    <meta:editing-cycles>2</meta:editing-cycles>
    <meta:generator>LibreOffice/7.1.2.2$Linux_X86_64 LibreOffice_project/10$Build-2</meta:generator>
    <meta:document-statistic meta:table-count="1" meta:cell-count="8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cm" svg:y="0.316cm" chart:style-name="ch2">
          <text:p>Torque vs. Deflection</text:p>
        </chart:title>
        <chart:legend chart:legend-position="end" svg:x="11.269cm" svg:y="3.952cm" style:legend-expansion="high" chart:style-name="ch3"/>
        <chart:plot-area chart:style-name="ch4" table:cell-range-address="Sheet1.K2:Sheet1.K8 Sheet1.J1:Sheet1.J1 Sheet1.H2:Sheet1.H8" chart:data-source-has-labels="row" svg:x="1.331cm" svg:y="1.275cm" svg:width="9.618cm" svg:height="6.564cm">
          <chart:coordinate-region svg:x="1.767cm" svg:y="1.474cm" svg:width="8.81cm" svg:height="5.718cm"/>
          <chart:axis chart:dimension="x" chart:name="primary-x" chart:style-name="ch5">
            <chart:title svg:x="5.104cm" svg:y="8.019cm" chart:style-name="ch6">
              <text:p>Torque (N*m)</text:p>
            </chart:title>
          </chart:axis>
          <chart:axis chart:dimension="y" chart:name="primary-y" chart:style-name="ch7">
            <chart:title svg:x="0.451cm" svg:y="6.003cm" chart:style-name="ch8">
              <text:p>Degrees Deflection</text:p>
            </chart:title>
            <chart:grid chart:style-name="ch9" chart:class="major"/>
          </chart:axis>
          <chart:series chart:style-name="ch10" chart:values-cell-range-address="Sheet1.H2:Sheet1.H8" chart:label-cell-address="Sheet1.J1:Sheet1.J1" chart:class="chart:scatter">
            <chart:domain table:cell-range-address="Sheet1.K2:Sheet1.K8"/>
            <chart:regression-curve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Torque (in*lbf)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2:Sheet1.K8</svg:desc>
                </draw:g>
              </table:table-cell>
              <table:table-cell office:value-type="float" office:value="0">
                <text:p>0</text:p>
                <draw:g>
                  <svg:desc>Sheet1.H2:Sheet1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.548908529002">
                <text:p>225.548908529002</text:p>
              </table:table-cell>
              <table:table-cell office:value-type="float" office:value="0.844616211658098">
                <text:p>0.844616211658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1.097817058004">
                <text:p>451.097817058004</text:p>
              </table:table-cell>
              <table:table-cell office:value-type="float" office:value="1.74952092757997">
                <text:p>1.74952092757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6.646725587006">
                <text:p>676.646725587006</text:p>
              </table:table-cell>
              <table:table-cell office:value-type="float" office:value="2.76959793311279">
                <text:p>2.76959793311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2.195634116008">
                <text:p>902.195634116008</text:p>
              </table:table-cell>
              <table:table-cell office:value-type="float" office:value="4.17945806719563">
                <text:p>4.17945806719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7.74454264501">
                <text:p>1127.74454264501</text:p>
              </table:table-cell>
              <table:table-cell office:value-type="float" office:value="5.38404672096749">
                <text:p>5.384046720967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3.29345117401">
                <text:p>1353.29345117401</text:p>
              </table:table-cell>
              <table:table-cell office:value-type="float" office:value="6.65371336168512">
                <text:p>6.653713361685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